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fo:font-style="normal" style:font-style-asian="normal" style:font-style-complex="normal"/>
    </style:style>
    <style:style style:name="P8" style:family="paragraph" style:parent-style-name="Standard" style:list-style-name="L2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b33ec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officeooo:rsid="0007fe3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ple relational calculus</text:p>
      <text:p text:style-name="Standard"/>
      <text:list xml:id="list19881008591" text:style-name="L1">
        <text:list-item>
          <text:p text:style-name="P5">Tuple relational calculus is <text:span text:style-name="T6">non-procedural</text:span> in the sense that it describes data without giving a procedure to obtain it<text:span text:style-name="T9">(like in relational calculus)</text:span>.</text:p>
        </text:list-item>
        <text:list-item>
          <text:p text:style-name="P5">A <text:span text:style-name="T6">tuple relational calculus expression</text:span> is represented by the set of all tuples in a relation, <text:s/>{ t | P(t)} i.e., <text:s/>it is the set of tuples such that <text:span text:style-name="T6">predicate/formula</text:span>, <text:span text:style-name="T1">P</text:span>, is true for <text:span text:style-name="T1">t</text:span>.</text:p>
        </text:list-item>
        <text:list-item>
          <text:p text:style-name="P5">A <text:span text:style-name="T6">tuple relational calculus formula</text:span> is built up out of <text:span text:style-name="T1">atoms</text:span><text:span text:style-name="T3">. An atom has the following forms</text:span></text:p>
          <text:list>
            <text:list-item>
              <text:p text:style-name="P5"><text:span text:style-name="T3"><draw:frame draw:style-name="fr1" draw:name="Object1" text:anchor-type="as-char" svg:y="-0.1484in" svg:width="0.3598in" svg:height="0.1839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3">, where </text:span><text:span text:style-name="T1">s </text:span><text:span text:style-name="T3">is a tuple variable and </text:span><text:span text:style-name="T1">r </text:span><text:span text:style-name="T3">is a relation.</text:span></text:p>
            </text:list-item>
            <text:list-item>
              <text:p text:style-name="P5"><text:span text:style-name="T3"><draw:frame draw:style-name="fr1" draw:name="Object2" text:anchor-type="as-char" svg:y="-0.1484in" svg:width="0.8083in" svg:height="0.1898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, where </text:span><text:span text:style-name="T1">s </text:span><text:span text:style-name="T3">and </text:span><text:span text:style-name="T1">u</text:span><text:span text:style-name="T3"> are tuple variables, </text:span><text:span text:style-name="T1">x </text:span><text:span text:style-name="T3">is an attribute on which s is defined, </text:span><text:span text:style-name="T1">y </text:span><text:span text:style-name="T3">is an attribute on which </text:span><text:span text:style-name="T1">u</text:span><text:span text:style-name="T3"> is defined and </text:span><text:span text:style-name="T3"><draw:frame draw:style-name="fr1" draw:name="Object4" text:anchor-type="as-char" svg:y="-0.1193in" svg:width="0.1665in" svg:height="0.129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"> is a comparison operator</text:span></text:p>
            </text:list-item>
            <text:list-item>
              <text:p text:style-name="P5"><text:span text:style-name="T3"><draw:frame draw:style-name="fr1" draw:name="Object3" text:anchor-type="as-char" svg:y="-0.1484in" svg:width="0.5736in" svg:height="0.1898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3">, where </text:span><text:span text:style-name="T1">c </text:span><text:span text:style-name="T3">is a constant in the domain of the attribute </text:span><text:span text:style-name="T1">x.</text:span></text:p>
            </text:list-item>
          </text:list>
        </text:list-item>
        <text:list-item>
          <text:p text:style-name="P5">The formula is built using atoms</text:p>
          <text:list>
            <text:list-item>
              <text:p text:style-name="P5">An atom is a formula</text:p>
            </text:list-item>
            <text:list-item>
              <text:p text:style-name="P5">If P<text:span text:style-name="T7">1 </text:span><text:span text:style-name="T8">is a formula, the so are ~P</text:span><text:span text:style-name="T7">1 </text:span><text:span text:style-name="T8">and (P</text:span><text:span text:style-name="T7">1</text:span><text:span text:style-name="T8">)</text:span></text:p>
            </text:list-item>
            <text:list-item>
              <text:p text:style-name="P5"><text:span text:style-name="T8">If P</text:span><text:span text:style-name="T7">1</text:span><text:span text:style-name="T8"> and P</text:span><text:span text:style-name="T7">2</text:span><text:span text:style-name="T8"> are formulae, then so are </text:span><text:span text:style-name="T8"><draw:frame draw:style-name="fr1" draw:name="Object9" text:anchor-type="as-char" svg:y="-0.1484in" svg:width="0.548in" svg:height="0.2091in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8">, </text:span><text:span text:style-name="T8"><draw:frame draw:style-name="fr1" draw:name="Object8" text:anchor-type="as-char" svg:y="-0.1484in" svg:width="0.548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and </text:span><text:span text:style-name="T8"><draw:frame draw:style-name="fr1" draw:name="Object7" text:anchor-type="as-char" svg:y="-0.1484in" svg:width="0.5638in" svg:height="0.2098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8">.</text:span></text:p>
            </text:list-item>
            <text:list-item>
              <text:p text:style-name="P5"><text:span text:style-name="T8">If P</text:span><text:span text:style-name="T7">1</text:span><text:span text:style-name="T8">(s) is a formula containing a free tuple variable s, and r is a relation, then </text:span><text:span text:style-name="T8"><draw:frame draw:style-name="fr1" draw:name="Object10" text:anchor-type="as-char" svg:y="-0.152in" svg:width="0.9902in" svg:height="0.2126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"> and </text:span><text:span text:style-name="T8"><draw:frame draw:style-name="fr1" draw:name="Object11" text:anchor-type="as-char" svg:y="-0.152in" svg:width="1.0398in" svg:height="0.2126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8"> <text:s/>are also formulae.</text:span></text:p>
            </text:list-item>
          </text:list>
        </text:list-item>
      </text:list>
      <text:p text:style-name="Standard"/>
      <text:p text:style-name="P1">Illustrate - “Tuple relational calculus is non-procedural in the sense that it describes data without giving a procedure to obtain it”</text:p>
      <text:list xml:id="list1461268874" text:style-name="L2">
        <text:list-item>
          <text:p text:style-name="P7">Find the names of all customers who have a loan from the Perryridge branch.</text:p>
          <text:list>
            <text:list-item>
              <text:p text:style-name="P8">Relational algebra</text:p>
              <text:p text:style-name="P7"><draw:frame draw:style-name="fr1" draw:name="Object5" text:anchor-type="as-char" svg:y="-0.152in" svg:width="4.6236in" svg:height="0.2134in" draw:z-index="0"><draw:object xlink:href="./Object 5" xlink:type="simple" xlink:show="embed" xlink:actuate="onLoad"/><draw:image xlink:href="./ObjectReplacements/Object 5" xlink:type="simple" xlink:show="embed" xlink:actuate="onLoad"/></draw:frame></text:p>
              <text:list>
                <text:list-item>
                  <text:p text:style-name="P6"><text:span text:style-name="T3">Obtain a relation by the cross product of the relations </text:span><text:span text:style-name="T1">borrower</text:span><text:span text:style-name="T3"> and </text:span><text:span text:style-name="T1">loan</text:span></text:p>
                </text:list-item>
                <text:list-item>
                  <text:p text:style-name="P6"><text:span text:style-name="T3">From this relation create another relation using all those tuples whose value for the attribute </text:span><text:span text:style-name="T1">borrower.loan_number</text:span><text:span text:style-name="T3"> is the same as the value for the attribute </text:span><text:span text:style-name="T1">loan.loan_number</text:span></text:p>
                </text:list-item>
                <text:list-item>
                  <text:p text:style-name="P6"><text:span text:style-name="T3">From this relation create another relation using all those tuples whose value for the attribute </text:span><text:span text:style-name="T1">branch_name</text:span><text:span text:style-name="T3"> is 'Perryridge'</text:span></text:p>
                </text:list-item>
                <text:list-item>
                  <text:p text:style-name="P6"><text:span text:style-name="T3">From this relation create another relation using only the attribute </text:span><text:span text:style-name="T1">customer_name.</text:span></text:p>
                </text:list-item>
              </text:list>
            </text:list-item>
            <text:list-item>
              <text:p text:style-name="P8">Tuple relational calculus</text:p>
              <text:p text:style-name="P7"><draw:frame draw:style-name="fr1" draw:name="Object6" text:anchor-type="as-char" svg:y="-0.3299in" svg:width="4.1728in" svg:height="0.6055in" draw:z-index="1"><draw:object xlink:href="./Object 6" xlink:type="simple" xlink:show="embed" xlink:actuate="onLoad"/><draw:image xlink:href="./ObjectReplacements/Object 6" xlink:type="simple" xlink:show="embed" xlink:actuate="onLoad"/></draw:frame></text:p>
              <text:p text:style-name="P6"><text:span text:style-name="T3">A set of all tuples </text:span><text:span text:style-name="T1">t</text:span><text:span text:style-name="T3"> such that there exists a tuple </text:span><text:span text:style-name="T1">s</text:span><text:span text:style-name="T3"> in the </text:span><text:span text:style-name="T1">borrower</text:span><text:span text:style-name="T3"> relation whose value for the </text:span><text:span text:style-name="T1">customer_name </text:span><text:span text:style-name="T3">attribute is the same as that in the </text:span><text:span text:style-name="T1">t </text:span><text:span text:style-name="T3">tuple and there exists a tuple </text:span><text:span text:style-name="T1">u</text:span><text:span text:style-name="T3"> in the </text:span><text:span text:style-name="T1">loan </text:span><text:span text:style-name="T3">relation whose value for the </text:span><text:span text:style-name="T1">loan_number</text:span><text:span text:style-name="T3"> attribute is that same as that in the </text:span><text:span text:style-name="T1">s </text:span><text:span text:style-name="T3">tuple and the value of the </text:span><text:span text:style-name="T1">branch_name</text:span><text:span text:style-name="T3"> attribute is 'Perryridge'</text:span></text:p>
            </text:list-item>
          </text:list>
        </text:list-item>
      </text:list>
      <text:p text:style-name="P3"/>
      <text:p text:style-name="P4">Safety of expressions</text:p>
      <text:list xml:id="list1900788172" text:style-name="L3">
        <text:list-item>
          <text:p text:style-name="P9"><text:span text:style-name="T4">A tuple relational calculus expression, </text:span><text:span text:style-name="T4"><draw:frame draw:style-name="fr2" draw:name="Object13" text:anchor-type="as-char" svg:y="-0.152in" svg:width="0.6283in" svg:height="0.2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,</text:span><text:span text:style-name="T4"> is said to be safe if the values generated by it lie within the domain of the expression</text:span></text:p>
        </text:list-item>
        <text:list-item>
          <text:p text:style-name="P9"><text:span text:style-name="T4">The domain of the expression is the set of all values reference</text:span><text:span text:style-name="T5">d</text:span><text:span text:style-name="T4"> by </text:span><text:span text:style-name="T2">P</text:span><text:span text:style-name="T4">.</text:span></text:p>
        </text:list-item>
        <text:list-item>
          <text:p text:style-name="P9"><text:span text:style-name="T4">The expression </text:span><text:span text:style-name="T4"><draw:frame draw:style-name="fr1" draw:name="Object12" text:anchor-type="as-char" svg:y="-0.152in" svg:width="1.0516in" svg:height="0.2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4">is unsafe as the resultant tuples can be any of the infinite tuples not in loan whereas the domain of the expression consists of only the tuples referenced by the expression, </text:span><text:span text:style-name="T2">loa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8-31T11:11:57</meta:creation-date>
    <dc:date>2013-02-05T12:44:31</dc:date>
    <dc:creator>Kempa </dc:creator>
    <meta:editing-duration>PT10H1M53S</meta:editing-duration>
    <meta:editing-cycles>12</meta:editing-cycles>
    <meta:generator>LibreOffice/3.6$Linux_x86 LibreOffice_project/360m1$Build-2</meta:generator>
    <meta:document-statistic meta:table-count="0" meta:image-count="0" meta:object-count="13" meta:page-count="1" meta:paragraph-count="27" meta:word-count="461" meta:character-count="2457" meta:non-whitespace-character-count="2026"/>
  </office:meta>
</office:document-meta>
</file>

<file path=Object 1/content.xml><?xml version="1.0" encoding="utf-8"?>
<math xmlns="http://www.w3.org/1998/Math/MathML">
  <semantics>
    <mrow>
      <mrow>
        <mi>s</mi>
        <mo stretchy="false">∈</mo>
        <mi>r</mi>
      </mrow>
    </mrow>
    <annotation encoding="StarMath 5.0">s in r</annotation>
  </semantics>
</math>
</file>

<file path=Object 10/content.xml><?xml version="1.0" encoding="utf-8"?>
<math xmlns="http://www.w3.org/1998/Math/MathML">
  <semantics>
    <mrow>
      <mo stretchy="false">∃</mo>
      <mrow>
        <mi>s</mi>
        <mo stretchy="false">∈</mo>
        <mi>r</mi>
      </mrow>
      <mrow>
        <mo stretchy="false">(</mo>
        <mrow>
          <msub>
            <mi>P</mi>
            <mn>1</mn>
          </msub>
          <mrow>
            <mo stretchy="false">(</mo>
            <mrow>
              <mi>s</mi>
            </mrow>
            <mo stretchy="false">)</mo>
          </mrow>
        </mrow>
        <mo stretchy="false">)</mo>
      </mrow>
    </mrow>
    <annotation encoding="StarMath 5.0">exists s in r(P_1(s))</annotation>
  </semantics>
</math>
</file>

<file path=Object 11/content.xml><?xml version="1.0" encoding="utf-8"?>
<math xmlns="http://www.w3.org/1998/Math/MathML">
  <semantics>
    <mrow>
      <mo stretchy="false">∀</mo>
      <mrow>
        <mi>s</mi>
        <mo stretchy="false">∈</mo>
        <mi>r</mi>
      </mrow>
      <mrow>
        <mo stretchy="false">(</mo>
        <mrow>
          <msub>
            <mi>P</mi>
            <mn>1</mn>
          </msub>
          <mrow>
            <mo stretchy="false">(</mo>
            <mrow>
              <mi>s</mi>
            </mrow>
            <mo stretchy="false">)</mo>
          </mrow>
        </mrow>
        <mo stretchy="false">)</mo>
      </mrow>
    </mrow>
    <annotation encoding="StarMath 5.0">forall s in r(P_1(s))</annotation>
  </semantics>
</math>
</file>

<file path=Object 12/content.xml><?xml version="1.0" encoding="utf-8"?>
<math xmlns="http://www.w3.org/1998/Math/MathML">
  <semantics>
    <mrow>
      <mrow>
        <mo stretchy="false">{</mo>
        <mrow>
          <mi>t</mi>
          <mtext>|</mtext>
          <mtext>~</mtext>
          <mrow>
            <mo stretchy="false">(</mo>
            <mrow>
              <mrow>
                <mi>t</mi>
                <mo stretchy="false">∈</mo>
                <mi mathvariant="italic">loan</mi>
              </mrow>
            </mrow>
            <mo stretchy="false">)</mo>
          </mrow>
        </mrow>
        <mo stretchy="false">}</mo>
      </mrow>
    </mrow>
    <annotation encoding="StarMath 5.0">lbrace   t "|" "~"(t in loan) rbrace</annotation>
  </semantics>
</math>
</file>

<file path=Object 13/content.xml><?xml version="1.0" encoding="utf-8"?>
<math xmlns="http://www.w3.org/1998/Math/MathML">
  <semantics>
    <mrow>
      <mo stretchy="false">{</mo>
      <mrow>
        <mi>t</mi>
        <mo stretchy="false">∣</mo>
        <mi>P</mi>
      </mrow>
      <mrow>
        <mo stretchy="false">(</mo>
        <mrow>
          <mi>t</mi>
        </mrow>
        <mo stretchy="false">)</mo>
      </mrow>
      <mo stretchy="false">}</mo>
    </mrow>
    <annotation encoding="StarMath 5.0">\{t divides P(t)\}</annotation>
  </semantics>
</math>
</file>

<file path=Object 2/content.xml><?xml version="1.0" encoding="utf-8"?>
<math xmlns="http://www.w3.org/1998/Math/MathML">
  <semantics>
    <mrow>
      <mi>s</mi>
      <mrow>
        <mo stretchy="false">[</mo>
        <mrow>
          <mi>x</mi>
        </mrow>
        <mo stretchy="false">]</mo>
      </mrow>
      <mo stretchy="false">θ</mo>
      <mi>u</mi>
      <mrow>
        <mo stretchy="false">[</mo>
        <mrow>
          <mi>y</mi>
        </mrow>
        <mo stretchy="false">]</mo>
      </mrow>
    </mrow>
    <annotation encoding="StarMath 5.0">s[x] %theta u[y]</annotation>
  </semantics>
</math>
</file>

<file path=Object 3/content.xml><?xml version="1.0" encoding="utf-8"?>
<math xmlns="http://www.w3.org/1998/Math/MathML">
  <semantics>
    <mrow>
      <mi>s</mi>
      <mrow>
        <mo stretchy="false">[</mo>
        <mrow>
          <mi>x</mi>
        </mrow>
        <mo stretchy="false">]</mo>
      </mrow>
      <mo stretchy="false">θ</mo>
      <mi>c</mi>
    </mrow>
    <annotation encoding="StarMath 5.0">s[x] %theta c</annotation>
  </semantics>
</math>
</file>

<file path=Object 4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5/content.xml><?xml version="1.0" encoding="utf-8"?>
<math xmlns="http://www.w3.org/1998/Math/MathML">
  <semantics>
    <mrow>
      <msub>
        <mo stretchy="false">π</mo>
        <mrow>
          <mi mathvariant="italic">customer</mi>
          <mtext>_</mtext>
          <mi mathvariant="italic">name</mi>
        </mrow>
      </msub>
      <mrow>
        <mo stretchy="false">(</mo>
        <mrow>
          <msub>
            <mo stretchy="false">σ</mo>
            <mrow>
              <mi mathvariant="italic">branch</mi>
              <mtext>_</mtext>
              <mrow>
                <mi mathvariant="italic">name</mi>
                <mo stretchy="false">=</mo>
                <mi mathvariant="italic">Perryridge</mi>
              </mrow>
            </mrow>
          </msub>
          <mi mathvariant="italic">borrower</mi>
          <mi mathvariant="italic">natural</mi>
          <mtext>_</mtext>
          <mi mathvariant="italic">inner</mi>
          <mtext>_</mtext>
          <mi mathvariant="italic">join</mi>
          <mi mathvariant="italic">loan</mi>
        </mrow>
        <mo stretchy="false">)</mo>
      </mrow>
    </mrow>
    <annotation encoding="StarMath 5.0">%pi_{customer"_"name}(%sigma_{branch"_"name = Perryridge} borrower natural"_"inner"_"join loan)</annotation>
  </semantics>
</math>
</file>

<file path=Object 6/content.xml><?xml version="1.0" encoding="utf-8"?>
<math xmlns="http://www.w3.org/1998/Math/MathML">
  <semantics>
    <mtable>
      <mtr>
        <mtd>
          <mrow>
            <mtext>{</mtext>
            <mi>t</mi>
            <mtext>|</mtext>
            <mo stretchy="false">∃</mo>
            <mrow>
              <mi>s</mi>
              <mo stretchy="false">∈</mo>
              <mi mathvariant="italic">borrower</mi>
            </mrow>
            <mrow>
              <mo stretchy="false">(</mo>
              <mrow>
                <mi>s</mi>
                <mrow>
                  <mrow>
                    <mo stretchy="false">[</mo>
                    <mrow>
                      <mi mathvariant="italic">customer</mi>
                      <mtext>_</mtext>
                      <mi mathvariant="italic">name</mi>
                    </mrow>
                    <mo stretchy="false">]</mo>
                  </mrow>
                  <mo stretchy="false">=</mo>
                  <mi>t</mi>
                </mrow>
                <mrow>
                  <mo stretchy="false">[</mo>
                  <mrow>
                    <mi mathvariant="italic">customer</mi>
                    <mtext>_</mtext>
                    <mi mathvariant="italic">name</mi>
                  </mrow>
                  <mo stretchy="false">]</mo>
                </mrow>
              </mrow>
              <mo stretchy="false">)</mo>
            </mrow>
          </mrow>
        </mtd>
      </mtr>
      <mtr>
        <mtd>
          <mrow>
            <mi/>
            <mtext>and</mtext>
            <mo stretchy="false">∃</mo>
            <mrow>
              <mi>u</mi>
              <mo stretchy="false">∈</mo>
              <mi mathvariant="italic">loan</mi>
            </mrow>
            <mrow>
              <mo stretchy="false">(</mo>
              <mrow>
                <mi>u</mi>
                <mrow>
                  <mrow>
                    <mo stretchy="false">[</mo>
                    <mrow>
                      <mi mathvariant="italic">loan</mi>
                      <mtext>_</mtext>
                      <mi mathvariant="italic">number</mi>
                    </mrow>
                    <mo stretchy="false">]</mo>
                  </mrow>
                  <mo stretchy="false">=</mo>
                  <mi>s</mi>
                </mrow>
                <mrow>
                  <mo stretchy="false">[</mo>
                  <mrow>
                    <mi mathvariant="italic">loan</mi>
                    <mtext>_</mtext>
                    <mi mathvariant="italic">number</mi>
                  </mrow>
                  <mo stretchy="false">]</mo>
                </mrow>
              </mrow>
              <mo stretchy="false">)</mo>
            </mrow>
          </mrow>
        </mtd>
      </mtr>
      <mtr>
        <mtd>
          <mrow>
            <mi/>
            <mtext>and</mtext>
            <mi>u</mi>
            <mrow>
              <mrow>
                <mo stretchy="false">[</mo>
                <mrow>
                  <mi mathvariant="italic">branch</mi>
                  <mtext>_</mtext>
                  <mi mathvariant="italic">name</mi>
                </mrow>
                <mo stretchy="false">]</mo>
              </mrow>
              <mo stretchy="false">=</mo>
              <mi>'</mi>
            </mrow>
            <mi mathvariant="italic">Perryridge</mi>
            <mi>'</mi>
            <mtext>}</mtext>
          </mrow>
        </mtd>
      </mtr>
    </mtable>
    <annotation encoding="StarMath 5.0">"{" t "|" exists s in borrower (s[customer"_"name] = t[customer"_"name]) newline 
alignl~~~"and" exists u in loan (u[loan"_"number] = s[loan"_"number]) newline 
alignl~~~"and" u[branch"_"name] = 'Perryridge' "}"</annotation>
  </semantics>
</math>
</file>

<file path=Object 7/content.xml><?xml version="1.0" encoding="utf-8"?>
<math xmlns="http://www.w3.org/1998/Math/MathML">
  <semantics>
    <mrow>
      <msub>
        <mi>P</mi>
        <mn>1</mn>
      </msub>
      <mo stretchy="false">→</mo>
      <msub>
        <mi>P</mi>
        <mn>2</mn>
      </msub>
    </mrow>
    <annotation encoding="StarMath 5.0">P_1 %tendto  P_2</annotation>
  </semantics>
</math>
</file>

<file path=Object 8/content.xml><?xml version="1.0" encoding="utf-8"?>
<math xmlns="http://www.w3.org/1998/Math/MathML">
  <semantics>
    <mrow>
      <mrow>
        <msub>
          <mi>P</mi>
          <mn>1</mn>
        </msub>
        <mo stretchy="false">∧</mo>
        <msub>
          <mi>P</mi>
          <mn>2</mn>
        </msub>
      </mrow>
    </mrow>
    <annotation encoding="StarMath 5.0">P_1 and P_2 </annotation>
  </semantics>
</math>
</file>

<file path=Object 9/content.xml><?xml version="1.0" encoding="utf-8"?>
<math xmlns="http://www.w3.org/1998/Math/MathML">
  <semantics>
    <mrow>
      <mrow>
        <msub>
          <mi>P</mi>
          <mn>1</mn>
        </msub>
        <mo stretchy="false">∨</mo>
        <msub>
          <mi>P</mi>
          <mn>2</mn>
        </msub>
      </mrow>
    </mrow>
    <annotation encoding="StarMath 5.0">P_1 or P_2</annotation>
  </semantics>
</math>
</file>